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ny" style:master-page-name="MP0" style:family="paragraph">
      <style:paragraph-properties fo:break-before="page"/>
    </style:style>
    <style:style style:name="P2" style:parent-style-name="Normalny" style:family="paragraph">
      <style:paragraph-properties fo:text-align="end"/>
    </style:style>
  </office:automatic-styles>
  <office:body>
    <office:text text:use-soft-page-breaks="true">
      <text:p text:style-name="P1">Meander „Na raty” jest kontynuacją ciągu zbadanego na początku wyprawy w 2015 roku (2015-07-22_KMS-poprawka) , który kończył się kilkumetrową studzienką. <text:s/></text:p>
      <text:p text:style-name="Normalny">Ciąg „Na raty”<text:s/>bierze swój początek w dnie tej studzienki, z której odchodzi <text:s/>niski, ok. 0,5 m wysokości, korytarz pokryty gliną, opadający pod kątem kilku stopni. Po kilku metrach wpada on do<text:s/>serii dwóch kaskadowo połączonych<text:s/>studni<text:s/>o łącznej głębokości ok. 16 m. Z dna drugiej studni w kierunku E odchodzi poziomy meander pozwalający poruszać się w pozycji wyprostowanej. Meander zakręca o kąt przekraczający 180 stopni i obniża się serią dwóch progów<text:s/>jednocześnie rozszerza się do czegoś na kształt salki o pochyłym spągu. Tutaj w kierunku SSW w górę prowadzi niezbadany korytarz<text:s/>(rura o średnicy poniżej 1 m). <text:s/>Wracamy do meandra, który staje się wyraźnie ciaśniejszy. Po kilku metrach<text:s/>meander rozgałęzia się i w kierunku SSE łączy się z większą studnią, natomiast<text:s/>odnoga prowadząca na N<text:s/>opadając zakręca i<text:s/>kończy się na dnie wyżej wspomnianej obszernej studni.<text:s/>Studnia progiem przechodzi w, wysoki na ok. 10 m i szeroki na 3 m meander, który wpada do kolejnej dużej studni kontynuującej się meandrem. Niestety okazuje się, że są to już znane partie, a studnia zyskuje miano „Studni straconych nadziei”.</text:p>
      <text:p text:style-name="P2">Karol Makowski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SONYVAIO</meta:initial-creator>
    <dc:creator>SONYVAIO</dc:creator>
    <meta:creation-date>2016-07-30T11:30:00Z</meta:creation-date>
    <dc:date>2016-07-30T13:00:00Z</dc:date>
    <meta:template xlink:href="Normal.dotm" xlink:type="simple"/>
    <meta:editing-cycles>4</meta:editing-cycles>
    <meta:editing-duration>PT5400S</meta:editing-duration>
    <meta:document-statistic meta:page-count="1" meta:paragraph-count="2" meta:word-count="182" meta:character-count="1277" meta:row-count="9" meta:non-whitespace-character-count="1097"/>
  </office:meta>
</office:document-meta>
</file>